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Text_20_body">
      <style:text-properties officeooo:rsid="000d6350" officeooo:paragraph-rsid="000d6350"/>
    </style:style>
    <style:style style:name="P2" style:family="paragraph" style:parent-style-name="Text_20_body">
      <style:text-properties officeooo:rsid="000f751a" officeooo:paragraph-rsid="000f751a"/>
    </style:style>
    <style:style style:name="P3" style:family="paragraph" style:parent-style-name="Text_20_body">
      <style:text-properties officeooo:rsid="000f751a" officeooo:paragraph-rsid="00125f49"/>
    </style:style>
    <style:style style:name="P4" style:family="paragraph" style:parent-style-name="Text_20_body">
      <style:text-properties officeooo:rsid="0010eca0" officeooo:paragraph-rsid="0010eca0"/>
    </style:style>
    <style:style style:name="P5" style:family="paragraph" style:parent-style-name="Header">
      <style:text-properties officeooo:rsid="000d6350" officeooo:paragraph-rsid="000d6350"/>
    </style:style>
    <style:style style:name="P6" style:family="paragraph" style:parent-style-name="Title">
      <style:text-properties officeooo:rsid="000d6350" officeooo:paragraph-rsid="000d6350"/>
    </style:style>
    <style:style style:name="P7" style:family="paragraph" style:parent-style-name="Heading_20_1">
      <style:text-properties officeooo:rsid="000d6350" officeooo:paragraph-rsid="000d6350"/>
    </style:style>
    <style:style style:name="P8" style:family="paragraph" style:parent-style-name="Heading_20_1">
      <style:text-properties officeooo:rsid="000e0ce5" officeooo:paragraph-rsid="000e0ce5"/>
    </style:style>
    <style:style style:name="P9" style:family="paragraph" style:parent-style-name="Heading_20_2">
      <style:text-properties officeooo:rsid="000f751a" officeooo:paragraph-rsid="000f751a"/>
    </style:style>
    <style:style style:name="P10" style:family="paragraph" style:parent-style-name="Heading_20_2">
      <style:text-properties officeooo:rsid="0010eca0" officeooo:paragraph-rsid="0010eca0"/>
    </style:style>
    <style:style style:name="T1" style:family="text">
      <style:text-properties style:text-position="super 58%"/>
    </style:style>
    <style:style style:name="T2" style:family="text">
      <style:text-properties officeooo:rsid="000e0ce5"/>
    </style:style>
    <style:style style:name="T3" style:family="text">
      <style:text-properties officeooo:rsid="0010eca0"/>
    </style:style>
    <style:style style:name="T4" style:family="text">
      <style:text-properties officeooo:rsid="00125f49"/>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Mini Project 2</text:p>
      <text:h text:style-name="P7" text:outline-level="1">Introduction</text:h>
      <text:p text:style-name="P1">For this practical we had to use the Hadoop Framework to process large amounts of data. We had to get used to the MapReduce programming model and the idea of horizontal scalability. <text:span text:style-name="T2">In addition we had to utilize Hadoop to read twitter data, which is stored in JSON.</text:span></text:p>
      <text:p text:style-name="P2">The second part of the practical involved testing how varying the number of mappers and threads per mapper, affected the runtime of a particular job.</text:p>
      <text:h text:style-name="P8" text:outline-level="1">Design</text:h>
      <text:h text:style-name="P9" text:outline-level="2">ProjectMain</text:h>
      <text:p text:style-name="P3">This method <text:span text:style-name="T3">checks that the input and paths necessary for Hadoop to run have been provided, and provides a simply text UI for the user to select any additional options they want.</text:span></text:p>
      <text:p text:style-name="P3"><text:span text:style-name="T3"><text:s/>In order to gather data from the palain host server I copies the code from the JUnit test – varyBoth.</text:span></text:p>
      <text:h text:style-name="P10" text:outline-level="2">TweetsCount</text:h>
      <text:p text:style-name="P4">This class configured all the details necessary for the job to run according to the specifications required. <text:span text:style-name="T4">I specified the maximum number of mappers and threads allowed so that when testing performance it was always clear what exactly was being tested.</text:span></text:p>
      <text:h text:style-name="P10" text:outline-level="2">ScanTweetsMapper</text:h>
      <text:p text:style-name="P4">The twitter API tells us to navigate to the entities object which has an array of hashtags that a particular tweet has used. This made it simple for any particular mapper to quickly retrieve hashtags from a tweet.</text:p>
      <text:h text:style-name="P10" text:outline-level="2">CountHashtagsReducer</text:h>
      <text:p text:style-name="P4">The reducer simply iterated through the list of values associated with a specific key and would output the key alongside the sum of its values.</text:p>
      <text:h text:style-name="P10" text:outline-level="2">Testing</text:h>
      <text:p text:style-name="P4">In order to test the performance of </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0d6350" officeooo:paragraph-rsid="000d6350"/>
    </style:style>
    <style:style style:name="MT1" style:family="text">
      <style:text-properties style:text-position="super 58%"/>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MP1">180012798<text:tab/>CS2101<text:tab/>27<text:span text:style-name="MT1">th</text:span> November 2019</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28T20:08:55.315755447</meta:creation-date>
    <dc:date>2018-11-28T22:56:54.682899157</dc:date>
    <meta:editing-duration>PT6M18S</meta:editing-duration>
    <meta:editing-cycles>1</meta:editing-cycles>
    <meta:document-statistic meta:table-count="0" meta:image-count="0" meta:object-count="0" meta:page-count="1" meta:paragraph-count="17" meta:word-count="250" meta:character-count="1472" meta:non-whitespace-character-count="1236"/>
    <meta:generator>LibreOffice/6.0.6.2$Linux_X86_64 LibreOffice_project/00$Build-2</meta:generator>
  </office:meta>
</office:document-meta>
</file>